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2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.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.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.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3.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3.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3.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3.6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3.8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3.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4.1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4.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4.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9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19:25.663951897</meta:creation-date>
    <dc:date>2022-01-23T15:22:45.032119670</dc:date>
    <meta:editing-duration>PT3M18S</meta:editing-duration>
    <meta:editing-cycles>2</meta:editing-cycles>
    <meta:generator>LibreOffice/6.4.7.2$Linux_X86_64 LibreOffice_project/40$Build-2</meta:generator>
    <meta:document-statistic meta:table-count="1" meta:cell-count="219" meta:object-count="0"/>
  </office:meta>
</office:document-meta>
</file>